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in" table:align="left" fo:keep-with-next="always"/>
    </style:style>
    <style:style style:name="Table1.A" style:family="table-column">
      <style:table-column-properties style:column-width="0.6875in"/>
    </style:style>
    <style:style style:name="Table1.B" style:family="table-column">
      <style:table-column-properties style:column-width="1.125in"/>
    </style:style>
    <style:style style:name="Table1.C" style:family="table-column">
      <style:table-column-properties style:column-width="1.1875in"/>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0.05pt solid #000000"/>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05498a" officeooo:paragraph-rsid="0005498a"/>
    </style:style>
    <style:style style:name="P2" style:family="paragraph" style:parent-style-name="Standard">
      <style:text-properties fo:font-size="14pt" officeooo:rsid="0005498a" officeooo:paragraph-rsid="0005498a" style:font-size-asian="12.25pt" style:font-size-complex="14pt"/>
    </style:style>
    <style:style style:name="P3" style:family="paragraph" style:parent-style-name="Standard">
      <style:text-properties fo:font-size="12pt" fo:font-weight="bold" officeooo:rsid="0005498a" officeooo:paragraph-rsid="0005498a" style:font-size-asian="10.5pt" style:font-weight-asian="bold" style:font-size-complex="12pt" style:font-weight-complex="bold"/>
    </style:style>
    <style:style style:name="P4" style:family="paragraph" style:parent-style-name="Standard">
      <style:paragraph-properties fo:text-align="justify" style:justify-single-word="false">
        <style:tab-stops>
          <style:tab-stop style:position="0.8126in"/>
        </style:tab-stops>
      </style:paragraph-properties>
      <style:text-properties fo:font-size="12pt" style:text-underline-style="none" fo:font-weight="normal" officeooo:rsid="0005498a" officeooo:paragraph-rsid="0005498a" style:font-size-asian="10.5pt" style:font-weight-asian="normal" style:font-size-complex="12pt" style:font-weight-complex="normal"/>
    </style:style>
    <style:style style:name="P5" style:family="paragraph" style:parent-style-name="Standard">
      <style:paragraph-properties fo:text-align="justify" style:justify-single-word="false">
        <style:tab-stops>
          <style:tab-stop style:position="0.8126in"/>
        </style:tab-stops>
      </style:paragraph-properties>
      <style:text-properties fo:font-size="12pt" fo:font-style="italic" style:text-underline-style="none" fo:font-weight="normal" officeooo:rsid="0005498a" officeooo:paragraph-rsid="0005498a"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ab-stops>
          <style:tab-stop style:position="0.8126in"/>
        </style:tab-stops>
      </style:paragraph-properties>
      <style:text-properties fo:font-size="12pt" fo:font-style="italic" style:text-underline-style="none" fo:font-weight="normal" officeooo:rsid="0007c538" officeooo:paragraph-rsid="0007c538"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ab-stops>
          <style:tab-stop style:position="0.8126in"/>
          <style:tab-stop style:position="1.1874in"/>
        </style:tab-stops>
      </style:paragraph-properties>
      <style:text-properties fo:font-size="12pt" fo:font-style="italic" style:text-underline-style="none" fo:font-weight="normal" officeooo:rsid="0007c538" officeooo:paragraph-rsid="0007c538"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ab-stops>
          <style:tab-stop style:position="0.8126in"/>
        </style:tab-stops>
      </style:paragraph-properties>
      <style:text-properties fo:font-size="12pt" fo:font-style="italic" style:text-underline-style="none" fo:font-weight="normal" officeooo:rsid="000682ca" officeooo:paragraph-rsid="000682ca" style:font-size-asian="12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ab-stops>
          <style:tab-stop style:position="0.8126in"/>
        </style:tab-stops>
      </style:paragraph-properties>
      <style:text-properties fo:font-size="12pt" fo:font-style="normal" style:text-underline-style="none" fo:font-weight="normal" officeooo:rsid="0005498a" officeooo:paragraph-rsid="0005498a"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ab-stops>
          <style:tab-stop style:position="0.8126in"/>
        </style:tab-stops>
      </style:paragraph-properties>
      <style:text-properties fo:font-size="12pt" fo:font-style="normal" style:text-underline-style="none" fo:font-weight="normal" officeooo:rsid="000682ca" officeooo:paragraph-rsid="000682ca"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ab-stops>
          <style:tab-stop style:position="0.8126in"/>
        </style:tab-stops>
      </style:paragraph-properties>
      <style:text-properties fo:font-size="12pt" fo:font-style="normal" style:text-underline-style="none" fo:font-weight="normal" officeooo:rsid="0007c538" officeooo:paragraph-rsid="0007c538"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ab-stops>
          <style:tab-stop style:position="0.8126in"/>
        </style:tab-stops>
      </style:paragraph-properties>
      <style:text-properties fo:font-size="12pt" fo:font-style="normal" style:text-underline-style="none" fo:font-weight="normal" officeooo:rsid="000ae17c" officeooo:paragraph-rsid="000ae17c"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ab-stops>
          <style:tab-stop style:position="0.8126in"/>
        </style:tab-stops>
      </style:paragraph-properties>
      <style:text-properties fo:font-size="12pt" fo:font-style="normal" style:text-underline-style="none" fo:font-weight="normal" officeooo:rsid="000ca56d" officeooo:paragraph-rsid="00096876"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ab-stops>
          <style:tab-stop style:position="0.8126in"/>
        </style:tab-stops>
      </style:paragraph-properties>
      <style:text-properties fo:font-size="12pt" fo:font-style="normal" style:text-underline-style="none" fo:font-weight="bold" officeooo:rsid="00096876" officeooo:paragraph-rsid="00096876" style:font-size-asian="12pt" style:font-style-asian="normal" style:font-weight-asian="bold" style:font-size-complex="12pt" style:font-style-complex="normal" style:font-weight-complex="bold"/>
    </style:style>
    <style:style style:name="P15" style:family="paragraph" style:parent-style-name="Table_20_Heading">
      <style:text-properties fo:font-size="12pt" officeooo:rsid="000ca56d" officeooo:paragraph-rsid="000ca56d" style:font-size-asian="12pt" style:font-size-complex="12pt"/>
    </style:style>
    <style:style style:name="P16" style:family="paragraph" style:parent-style-name="Table_20_Heading">
      <style:text-properties fo:font-size="12pt" fo:font-weight="normal" officeooo:rsid="000ca56d" officeooo:paragraph-rsid="000ca56d" style:font-size-asian="12pt" style:font-weight-asian="normal" style:font-size-complex="12pt" style:font-weight-complex="normal"/>
    </style:style>
    <style:style style:name="P17" style:family="paragraph" style:parent-style-name="Table_20_Heading">
      <style:paragraph-properties fo:text-align="center" style:justify-single-word="false"/>
      <style:text-properties fo:font-size="12pt" fo:font-weight="normal" officeooo:rsid="000ca56d" officeooo:paragraph-rsid="000ca56d"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fo:font-size="12pt" officeooo:rsid="000ca56d" officeooo:paragraph-rsid="000ca56d" style:font-size-asian="12pt" style:font-size-complex="12pt"/>
    </style:style>
    <style:style style:name="P19" style:family="paragraph" style:parent-style-name="Table">
      <style:text-properties fo:font-size="10pt" style:font-size-asian="10pt" style:font-size-complex="10pt"/>
    </style:style>
    <style:style style:name="P20" style:family="paragraph" style:parent-style-name="Standard">
      <style:paragraph-properties fo:text-align="justify" style:justify-single-word="false">
        <style:tab-stops>
          <style:tab-stop style:position="0.8126in"/>
        </style:tab-stops>
      </style:paragraph-properties>
      <style:text-properties officeooo:paragraph-rsid="00100895"/>
    </style:style>
    <style:style style:name="P21" style:family="paragraph" style:parent-style-name="Standard">
      <style:paragraph-properties fo:text-align="justify" style:justify-single-word="false">
        <style:tab-stops>
          <style:tab-stop style:position="0.8126in"/>
        </style:tab-stops>
      </style:paragraph-properties>
      <style:text-properties fo:font-size="12pt" fo:font-style="normal" style:text-underline-style="none" fo:font-weight="bold" officeooo:rsid="00096876" officeooo:paragraph-rsid="00096876" style:font-size-asian="12pt" style:font-style-asian="normal" style:font-weight-asian="bold" style:font-size-complex="12pt" style:font-style-complex="normal" style:font-weight-complex="bold"/>
    </style:style>
    <style:style style:name="P22" style:family="paragraph" style:parent-style-name="Standard">
      <style:text-properties fo:font-size="16pt" officeooo:rsid="0005498a" officeooo:paragraph-rsid="0005498a" style:font-size-asian="16pt" style:font-size-complex="16pt"/>
    </style:style>
    <style:style style:name="T1" style:family="text">
      <style:text-properties fo:font-style="italic" style:font-style-asian="italic" style:font-style-complex="italic"/>
    </style:style>
    <style:style style:name="T2" style:family="text">
      <style:text-properties fo:font-style="italic" officeooo:rsid="000682ca" style:font-style-asian="italic" style:font-style-complex="italic"/>
    </style:style>
    <style:style style:name="T3" style:family="text">
      <style:text-properties fo:font-style="italic" officeooo:rsid="00096876" style:font-style-asian="italic" style:font-style-complex="italic"/>
    </style:style>
    <style:style style:name="T4" style:family="text">
      <style:text-properties fo:font-style="italic" style:font-size-asian="12pt" style:font-style-asian="italic" style:font-style-complex="italic"/>
    </style:style>
    <style:style style:name="T5" style:family="text">
      <style:text-properties fo:font-style="italic" fo:font-weight="normal" officeooo:rsid="000ca56d" style:font-style-asian="italic" style:font-weight-asian="normal" style:font-style-complex="italic" style:font-weight-complex="normal"/>
    </style:style>
    <style:style style:name="T6" style:family="text">
      <style:text-properties officeooo:rsid="000682ca"/>
    </style:style>
    <style:style style:name="T7" style:family="text">
      <style:text-properties officeooo:rsid="0007c538"/>
    </style:style>
    <style:style style:name="T8" style:family="text">
      <style:text-properties officeooo:rsid="00096876"/>
    </style:style>
    <style:style style:name="T9" style:family="text">
      <style:text-properties fo:font-weight="normal" style:font-weight-asian="normal" style:font-weight-complex="normal"/>
    </style:style>
    <style:style style:name="T10" style:family="text">
      <style:text-properties fo:font-weight="normal" officeooo:rsid="000ae17c" style:font-weight-asian="normal" style:font-weight-complex="normal"/>
    </style:style>
    <style:style style:name="T11" style:family="text">
      <style:text-properties fo:font-weight="normal" officeooo:rsid="000ca56d" style:font-weight-asian="normal" style:font-weight-complex="normal"/>
    </style:style>
    <style:style style:name="T12" style:family="text">
      <style:text-properties fo:font-weight="normal" officeooo:rsid="000cb29a" style:font-weight-asian="normal" style:font-weight-complex="normal"/>
    </style:style>
    <style:style style:name="T13" style:family="text">
      <style:text-properties fo:font-weight="normal" officeooo:rsid="00100895" style:font-weight-asian="normal" style:font-weight-complex="normal"/>
    </style:style>
    <style:style style:name="T14" style:family="text">
      <style:text-properties officeooo:rsid="000ca56d"/>
    </style:style>
    <style:style style:name="T15" style:family="text">
      <style:text-properties style:font-name="Liberation Serif1"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style:font-name="Liberation Serif1" fo:font-size="12pt" fo:font-style="normal" style:text-underline-style="none" fo:font-weight="normal" officeooo:rsid="000da4c5" style:font-size-asian="12pt" style:font-style-asian="normal" style:font-weight-asian="normal" style:font-size-complex="12pt" style:font-style-complex="normal" style:font-weight-complex="normal"/>
    </style:style>
    <style:style style:name="T17" style:family="text">
      <style:text-properties style:font-name="Liberation Serif1" fo:font-size="12pt" fo:font-style="normal" style:text-underline-style="none" fo:font-weight="normal" officeooo:rsid="000f255f" style:font-size-asian="12pt" style:font-style-asian="normal" style:font-weight-asian="normal" style:font-size-complex="12pt" style:font-style-complex="normal" style:font-weight-complex="normal"/>
    </style:style>
    <style:style style:name="T18" style:family="text">
      <style:text-properties style:font-name="Liberation Serif1" fo:font-size="12pt" fo:font-style="normal" style:text-underline-style="none" fo:font-weight="normal" officeooo:rsid="00100895"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style:text-underline-style="none" fo:font-weight="normal" officeooo:rsid="000da4c5"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normal" style:text-underline-style="none" fo:font-weight="normal" officeooo:rsid="000f255f" style:font-size-asian="12pt" style:font-style-asian="normal" style:font-weight-asian="normal" style:font-size-complex="12pt" style:font-style-complex="normal" style:font-weight-complex="normal"/>
    </style:style>
    <style:style style:name="T21" style:family="text">
      <style:text-properties style:font-name="Liberation Serif" fo:font-size="12pt" fo:font-style="normal" style:text-underline-style="none" fo:font-weight="normal" officeooo:rsid="00100895" style:font-size-asian="12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00da4c5" style:font-size-asian="12pt" style:font-style-asian="normal" style:font-weight-asian="normal" style:font-size-complex="12pt" style:font-style-complex="normal" style:font-weight-complex="normal"/>
    </style:style>
    <style:style style:name="T23" style:family="text">
      <style:text-properties officeooo:rsid="001008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eries 2</text:p>
      <text:p text:style-name="P2"/>
      <text:p text:style-name="P3">Exercise 2a)</text:p>
      <text:p text:style-name="P4">Step 1<text:tab/><text:tab/><text:span text:style-name="T4"># forward </text:span></text:p>
      <text:p text:style-name="P5"><text:tab/><text:tab/>emit forward SPEED_NORM </text:p>
      <text:p text:style-name="P5"><text:tab/><text:tab/>for i in 0:DELAY do end # wait before stopping movement </text:p>
      <text:p text:style-name="P5"><text:tab/><text:tab/>emit stop</text:p>
      <text:p text:style-name="P5"/>
      <text:p text:style-name="P4"><text:tab/><text:span text:style-name="T7">The moving </text:span>e-pucks moves forward with both wheels set to SPEED_NORM = 400. <text:tab/>After emitting command forward it waits for DELAY = 30000 until stopping movement <text:tab/>by emitting command to stop. I've decided to keep the duration of every movement the <text:tab/>same.</text:p>
      <text:p text:style-name="P4"><text:tab/><text:tab/></text:p>
      <text:p text:style-name="P9">Step 2<text:tab/><text:tab/><text:span text:style-name="T1"># step 2 </text:span></text:p>
      <text:p text:style-name="P5"><text:tab/><text:tab/>emit curve [SPEED_NORM, SPEED_NORM/2 -cal1] </text:p>
      <text:p text:style-name="P5"/>
      <text:p text:style-name="P9"><text:tab/>Both e-pucks drive a curve, one to the left the other to the right. They should finish with <text:tab/>a 90° resp. -90° angle to their starting position. Since the time available <text:s/>for the <text:tab/>movement is constant, <text:span text:style-name="T6">to get the desired angle is achieved by adjusting speed and ratio <text:tab/>of the e-pucks. In this case the settings are as following: the faster wheel turns with <text:tab/>SPEED_NORM while the slower turns with SPEED_NORM/2. A ratio of ½ does not <text:tab/>yet quite give the right angle so a variable </text:span><text:span text:style-name="T2">cal1</text:span><text:span text:style-name="T6"> = 05 was subtracted from slower wheel. <text:tab/>An effort was made to keep the code as generally applicable as possible. Thus I tried <text:tab/>avoiding <text:s/>hard-coding the speeds. If SPEED_NORM changes it suffices to adjust </text:span><text:span text:style-name="T2">cal1 <text:tab/></text:span><text:span text:style-name="T6">to get the correct angle.</text:span></text:p>
      <text:p text:style-name="P9"/>
      <text:p text:style-name="P10">Step 3<text:tab/><text:tab/>#<text:span text:style-name="T1">e-puck giving command<text:tab/><text:tab/>|<text:tab/>#e-puck receiving signal</text:span></text:p>
      <text:p text:style-name="P8"><text:tab/><text:tab/># step 3 <text:tab/><text:tab/><text:tab/><text:tab/>|<text:tab/>onevent backward</text:p>
      <text:p text:style-name="P8"><text:tab/><text:tab/>emit backward SPEED_NORM<text:tab/>|<text:tab/>speed.left = -args[0]</text:p>
      <text:p text:style-name="P8"><text:tab/><text:tab/><text:tab/><text:tab/><text:tab/><text:tab/><text:tab/>|<text:tab/>speed.right = -args[0]</text:p>
      <text:p text:style-name="P8"/>
      <text:p text:style-name="P10"><text:tab/>Driving backwards is almost like driving forward except the 2 e-puck's receiving the <text:tab/>signals react to this command by setting speed.left and speed.right to -<text:span text:style-name="T7">SPEED_NORM.</text:span></text:p>
      <text:p text:style-name="P8"><text:tab/></text:p>
      <text:p text:style-name="P11">Step 4<text:tab/><text:tab/><text:span text:style-name="T1"># 180-degree turn </text:span></text:p>
      <text:p text:style-name="P6"><text:tab/><text:tab/>emit curve [SPEED_NORM/2 +cal2, -SPEED_NORM/2 -cal2]</text:p>
      <text:p text:style-name="P6"/>
      <text:p text:style-name="P11"><text:tab/>After driving the same curve as in step 2, the e-puck's perform a 180° turn so they end <text:tab/>up in the same position as when starting the triangle. <text:span text:style-name="T8">The principle of finding the <text:tab/>correct speed to get a U-turn is similar to what is described in step 2. By setting one <text:tab/>wheel to the negative value of the other wheel the e-puck's turn on the spot. Again, by <text:tab/>experimenting, the variable </text:span><text:span text:style-name="T3">cal2</text:span><text:span text:style-name="T8"> has to be calibrated correctly to make a complete turn.</text:span></text:p>
      <text:p text:style-name="P11"/>
      <text:p text:style-name="P11">Step 5<text:tab/><text:tab/><text:span text:style-name="T1">for j in 0:2 do</text:span></text:p>
      <text:p text:style-name="P7"><text:tab/><text:tab/>emit curve [SPEED_NORM, SPEED_NORM/2 -cal1][...]</text:p>
      <text:p text:style-name="P6"><text:tab/><text:tab/>end</text:p>
      <text:p text:style-name="P6"/>
      <text:p text:style-name="P11"><text:span text:style-name="T1"><text:tab/></text:span>To repeat the triangle 3 times a loop is put around steps 2 to 4.</text:p>
      <text:p text:style-name="P11"/>
      <text:p text:style-name="P11"/>
      <text:p text:style-name="P12"><text:soft-page-break/>It is very difficult to get exactly the required angles, my values are only an approximation. In both simulation and reality I was only able the get the robots to return to roughly their starting position. </text:p>
      <text:p text:style-name="P12">It is however possibly to use the U-turn to compensate these imperfect 90° curves a little. If, for example, the e-puck makes a little less than a 90° curve and the U-turn is a little over 180° it evens things out a little. Also by repeating steps 2-4 three times, th<text:span text:style-name="T14">is impreciseness gets multiplied each time a triangle is completed. </text:span></text:p>
      <text:p text:style-name="P20"><text:span text:style-name="T22">If </text:span><text:span text:style-name="T16">α</text:span><text:span text:style-name="T19"> is </text:span><text:span text:style-name="T21">error in</text:span><text:span text:style-name="T19"> 90° curve and </text:span><text:span text:style-name="T16">β</text:span><text:span text:style-name="T19"> </text:span><text:span text:style-name="T21">error of </text:span><text:span text:style-name="T19">U-turn, </text:span><text:span text:style-name="T21">error</text:span><text:span text:style-name="T19"> for each cycle is : 2</text:span><text:span text:style-name="T16">α + β, </text:span><text:span text:style-name="T17">for every </text:span><text:span text:style-name="T16">α ,β </text:span>∈ ℤ<text:span text:style-name="T16">. </text:span></text:p>
      <text:p text:style-name="P20"><text:span text:style-name="T16">If triangle is completed </text:span><text:span text:style-name="T18">three</text:span><text:span text:style-name="T16"> times </text:span><text:span text:style-name="T17">the e-puck end</text:span><text:span text:style-name="T18">s</text:span><text:span text:style-name="T17"> up </text:span><text:span text:style-name="T18">with an total impreciseness of</text:span><text:span text:style-name="T17"> </text:span><text:span text:style-name="T20">6</text:span><text:span text:style-name="T16">α + </text:span><text:span text:style-name="T17">3</text:span><text:span text:style-name="T16">β.</text:span></text:p>
      <text:p text:style-name="P12"/>
      <text:p text:style-name="P12"><text:tab/><text:tab/></text:p>
      <text:p text:style-name="P14">Exercise 2b)</text:p>
      <text:p text:style-name="P14"><text:span text:style-name="T9">Like in Series 1 the angle of </text:span><text:span text:style-name="T13">the </text:span><text:span text:style-name="T9">real e-puck's turn is smaller than in the simulation. </text:span><text:span text:style-name="T10">The cause of this difference in behavior could be either the time or speed. Maybe time passes differently in the simulation as opposed to reality. Or the actual robot just generally moves slower, possibly due to roll friction </text:span><text:span text:style-name="T13">and other factors not incorporated in the simualtion</text:span><text:span text:style-name="T10">. As such it was necessary to </text:span><text:span text:style-name="T11">adjust </text:span><text:span text:style-name="T5">cal1 </text:span><text:span text:style-name="T11">and </text:span><text:span text:style-name="T5">cal2 </text:span><text:span text:style-name="T11">quite a bit to get the same pattern. It can also be noted that this recalibration is not linear, where </text:span><text:span text:style-name="T5">cal1</text:span><text:span text:style-name="T11"> is multiplied with 10, </text:span><text:span text:style-name="T5">cal2</text:span><text:span text:style-name="T11"> is multiplied with 7. So </text:span><text:span text:style-name="T12">one</text:span><text:span text:style-name="T11"> can not simply multiply all values in the simulation with one constant to get the correct behavior in reality.</text:span></text:p>
      <text:p text:style-name="P14"><text:span text:style-name="T11"/></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5">var</text:p>
            </table:table-cell>
            <table:table-cell table:style-name="Table1.A1" office:value-type="string">
              <text:p text:style-name="P15">Simulation</text:p>
            </table:table-cell>
            <table:table-cell table:style-name="Table1.C1" office:value-type="string">
              <text:p text:style-name="P15">Reality</text:p>
            </table:table-cell>
          </table:table-row>
        </table:table-header-rows>
        <table:table-row>
          <table:table-cell table:style-name="Table1.A2" office:value-type="string">
            <text:p text:style-name="P17">cal1</text:p>
          </table:table-cell>
          <table:table-cell table:style-name="Table1.A2" office:value-type="string">
            <text:p text:style-name="P16">05</text:p>
          </table:table-cell>
          <table:table-cell table:style-name="Table1.C2" office:value-type="string">
            <text:p text:style-name="P16">50</text:p>
          </table:table-cell>
        </table:table-row>
        <table:table-row>
          <table:table-cell table:style-name="Table1.A3" office:value-type="string">
            <text:p text:style-name="P18">cal2</text:p>
          </table:table-cell>
          <table:table-cell table:style-name="Table1.B3" office:value-type="string">
            <text:p text:style-name="P18">10</text:p>
          </table:table-cell>
          <table:table-cell table:style-name="Table1.C3" office:value-type="string">
            <text:p text:style-name="P18">70</text:p>
          </table:table-cell>
        </table:table-row>
      </table:table>
      <text:p text:style-name="P19">Table <text:sequence text:ref-name="refTable0" text:name="Table" text:formula="ooow:Table+1" style:num-format="1">1</text:sequence>: Comparison simulation &lt;-&gt; reality</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5498a" officeooo:paragraph-rsid="0005498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ürtler Fabienne 12-935-5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21:05:47.656804741</meta:creation-date>
    <dc:date>2015-03-03T17:55:36.461858807</dc:date>
    <meta:editing-duration>PT1H35M47S</meta:editing-duration>
    <meta:editing-cycles>6</meta:editing-cycles>
    <meta:generator>LibreOffice/4.2.7.2$Linux_X86_64 LibreOffice_project/420m0$Build-2</meta:generator>
    <meta:document-statistic meta:table-count="1" meta:image-count="0" meta:object-count="0" meta:page-count="2" meta:paragraph-count="42" meta:word-count="660" meta:character-count="3728" meta:non-whitespace-character-count="3035"/>
  </office:meta>
</office:document-meta>
</file>